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836" officeooo:paragraph-rsid="00122836"/>
    </style:style>
    <style:style style:name="P2" style:family="paragraph" style:parent-style-name="Preformatted_20_Text">
      <style:text-properties officeooo:rsid="00122836" officeooo:paragraph-rsid="00122836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officeooo:rsid="00122836" officeooo:paragraph-rsid="0014963f"/>
    </style:style>
    <style:style style:name="P5" style:family="paragraph" style:parent-style-name="Standard">
      <style:text-properties officeooo:rsid="00122836" officeooo:paragraph-rsid="00163aca"/>
    </style:style>
    <style:style style:name="P6" style:family="paragraph" style:parent-style-name="Preformatted_20_Text">
      <style:text-properties officeooo:rsid="00122836" officeooo:paragraph-rsid="00163aca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63aca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6f193"/>
    </style:style>
    <style:style style:name="T1" style:family="text">
      <style:text-properties officeooo:rsid="0013bcba"/>
    </style:style>
    <style:style style:name="T2" style:family="text">
      <style:text-properties officeooo:rsid="0014963f"/>
    </style:style>
    <style:style style:name="T3" style:family="text">
      <style:text-properties officeooo:rsid="00163aca"/>
    </style:style>
    <style:style style:name="T4" style:family="text">
      <style:text-properties officeooo:rsid="0016f1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Ububtu issue</text:p>
      <text:p text:style-name="P1"/>
      <text:p text:style-name="P1"/>
      <text:p text:style-name="P1">Q1&gt; <text:span text:style-name="T1">apt-get update give error</text:span></text:p>
      <text:p text:style-name="P1"/>
      <text:p text:style-name="P2"><text:span text:style-name="Source_20_Text">E: Encountered a section with no Package: header</text:span></text:p>
      <text:p text:style-name="Preformatted_20_Text"><text:span text:style-name="Source_20_Text">E: Problem with MergeList /var/lib/apt/lists/archive.ubuntu.com_ubuntu_dists_natty_main_binary-i386_Packages</text:span></text:p>
      <text:p text:style-name="P3"><text:span text:style-name="Source_20_Text">E: The package lists or status file could not be parsed or opened.</text:span></text:p>
      <text:p text:style-name="P1"/>
      <text:p text:style-name="P1">#rm -rf <text:s text:c="2"/><text:span text:style-name="Source_20_Text">/var/lib/apt/lists/*</text:span></text:p>
      <text:p text:style-name="P1"><text:span text:style-name="Source_20_Text">#apt-get update</text:span></text:p>
      <text:p text:style-name="P1"><text:span text:style-name="Source_20_Text"/></text:p>
      <text:p text:style-name="P4"><text:span text:style-name="Source_20_Text"><text:span text:style-name="T2">Q2 Permanent mount 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5"><text:span text:style-name="Source_20_Text"><text:span text:style-name="T3">Q3</text:span></text:span></text:p>
      <text:p text:style-name="P5"><text:span text:style-name="Source_20_Text"><text:span text:style-name="T3">Adobe reader in ubuntu 16.04</text:span></text:span></text:p>
      <text:p text:style-name="P5"><text:span text:style-name="Source_20_Text"/></text:p>
      <text:p text:style-name="P5"><text:span text:style-name="Source_20_Text"><text:span text:style-name="T3">A3</text:span></text:span></text:p>
      <text:p text:style-name="P6"><text:span text:style-name="Source_20_Text"><text:span text:style-name="T3">#</text:span></text:span><text:span text:style-name="Source_20_Text">wget -P /tmp/ http://ardownload.adobe.com/pub/adobe/reader/unix/9.x/9.5.5/enu/AdbeRdr9.5.5-1_i386linux_enu.deb</text:span></text:p>
      <text:p text:style-name="P3"><text:span text:style-name="Source_20_Text"><text:span text:style-name="T3">#</text:span></text:span><text:span text:style-name="Source_20_Text">sudo dpkg -i /tmp/AdbeRdr9.5.5-1_i386linux_enu.deb</text:span></text:p>
      <text:p text:style-name="P8"><text:span text:style-name="Source_20_Text"><text:span text:style-name="T3">#sudo apt-get -f install</text:span></text:span></text:p>
      <text:p text:style-name="P9"><text:span text:style-name="Source_20_Text"><text:span text:style-name="T4">Failed................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23:58:08.766182157</meta:creation-date>
    <meta:editing-duration>PT6H20M52S</meta:editing-duration>
    <meta:editing-cycles>3</meta:editing-cycles>
    <meta:generator>LibreOffice/5.1.2.2$Linux_X86_64 LibreOffice_project/10m0$Build-2</meta:generator>
    <dc:date>2016-05-22T06:49:19.928138372</dc:date>
    <meta:document-statistic meta:table-count="0" meta:image-count="0" meta:object-count="0" meta:page-count="1" meta:paragraph-count="15" meta:word-count="61" meta:character-count="567" meta:non-whitespace-character-count="518"/>
  </office:meta>
</office:document-meta>
</file>